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5a17" officeooo:paragraph-rsid="00185a17"/>
    </style:style>
    <style:style style:name="P2" style:family="paragraph" style:parent-style-name="Standard">
      <style:text-properties officeooo:paragraph-rsid="00185a17"/>
    </style:style>
    <style:style style:name="P3" style:family="paragraph" style:parent-style-name="Standard">
      <style:text-properties officeooo:rsid="00185a17" officeooo:paragraph-rsid="001a7589"/>
    </style:style>
    <style:style style:name="P4" style:family="paragraph" style:parent-style-name="Standard">
      <style:text-properties officeooo:paragraph-rsid="001d220e"/>
    </style:style>
    <style:style style:name="T1" style:family="text">
      <style:text-properties officeooo:rsid="001a7589"/>
    </style:style>
    <style:style style:name="T2" style:family="text">
      <style:text-properties officeooo:rsid="00185a17"/>
    </style:style>
    <style:style style:name="T3" style:family="text">
      <style:text-properties officeooo:rsid="001d22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# Descrição Geral<text:line-break/>Nos confins do Vale das Sombras, quase na encosta das Montanhas Perenes, um estranho casebre a beira de um pequeno lago. Uma roda d'agua gira como se uma forte correnteza passasse por ela, porém a água no lago permanece imóvel. <text:s/></text:p>
      <text:p text:style-name="P4">Dentro da cabana uma pequena e jovem moradora que atende pelo nome de Cesária nunca para de trabalhar, construindo as mais diversas engenhocas.</text:p>
      <text:p text:style-name="P4">O tempo não passa dentro da cabana de Cesária, graças a suas engenhocas unidas a uma estranha pedra alimentada pela energia da roda d'agua. É como se a cabana estivesse em uma dimensão diferente do mundo. <text:line-break/><text:line-break/># Tesouros e lares<text:line-break/>A cabana parece ser muito maior por fora do que por dentro. Uma grande sala interligada a uma cozinha no primeiro andar. Dois quartos no segundo andar e um pequeno alçapão abaixo do tapete da sala leva a um porão.</text:p>
      <text:p text:style-name="P4">1 Pedra do tempo</text:p>
      <text:p text:style-name="P4">500 <text:span text:style-name="T3">moeda</text:span>s em gemas diversas</text:p>
      <text:p text:style-name="P4">4 fogo alquímico</text:p>
      <text:p text:style-name="P4">4 poções de cura;</text:p>
      <text:p text:style-name="P2"/>
      <text:p text:style-name="P4"># <text:span text:style-name="T3">Pedra do Tempo</text:span><text:line-break/>A pedra está visível, porém dentro de uma grande engenhoca que parece fazer parte da estrutura da casa. Remov<text:span text:style-name="T3">ê</text:span>-la pode causar algum impacto no ambiente como um todo.<text:line-break/></text:p>
      <text:p text:style-name="P4"># <text:span text:style-name="T3">Cesária</text:span><text:line-break/>Apesar de sua aparência jovial, Cesária é muito mais velha do que aparenta. Ela não gosta muito de visitas e nem de compartilhar sobre o que tem feito ali. O único ponto de contato dela fora do vale é um mercador que sempre vem comprar suas engenhocas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185a17" officeooo:paragraph-rsid="001a7589"/>
    </style:style>
    <style:style style:name="MT1" style:family="text">
      <style:text-properties officeooo:rsid="001d220e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EX 0<text:span text:style-name="MT1">3</text:span>0<text:span text:style-name="MT1">5</text:span> – <text:span text:style-name="MT1">A OFICINA DA ARTÍFICE</text:span> – Thiago<text:span text:style-name="MT1"> Martino Silv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6T15:50:19.895000000</meta:creation-date>
    <dc:date>2024-10-20T13:19:07.006000000</dc:date>
    <meta:editing-duration>PT29M7S</meta:editing-duration>
    <meta:editing-cycles>5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0" meta:word-count="252" meta:character-count="1406" meta:non-whitespace-character-count="1157"/>
  </office:meta>
</office:document-meta>
</file>